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[" close="]">
        <mrow>
          <mfenced open="(" close=")">
            <mrow>
              <mo stretchy="false">Δ</mo>
              <mrow>
                <mi/>
                <mo stretchy="false">−</mo>
                <mi/>
              </mrow>
              <mfrac>
                <mn>1</mn>
                <msup>
                  <mi>u</mi>
                  <mn>2</mn>
                </msup>
              </mfrac>
              <mi/>
              <mfrac>
                <msup>
                  <mo stretchy="false">∂</mo>
                  <mn>2</mn>
                </msup>
                <mrow>
                  <mo stretchy="false">∂</mo>
                  <msup>
                    <mi>t</mi>
                    <mn>2</mn>
                  </msup>
                </mrow>
              </mfrac>
            </mrow>
          </mfenced>
          <mrow>
            <mi/>
            <mo stretchy="false">−</mo>
            <mi/>
          </mrow>
          <msub>
            <mo stretchy="false">μ</mo>
            <mtext>r</mtext>
          </msub>
          <msub>
            <mo stretchy="false">μ</mo>
            <mtext>0</mtext>
          </msub>
          <mo stretchy="false">σ</mo>
          <mfrac>
            <mo stretchy="false">∂</mo>
            <mrow>
              <mo stretchy="false">∂</mo>
              <mi>t</mi>
            </mrow>
          </mfrac>
        </mrow>
      </mfenced>
      <mstyle mathvariant="bold">
        <mrow>
          <mi>E</mi>
        </mrow>
      </mstyle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  <mrow>
        <mi/>
        <mo stretchy="false">=</mo>
        <mi/>
      </mrow>
      <mn>0</mn>
    </mrow>
    <annotation encoding="StarMath 5.0">left [ left ( %DELTA `-` 1 over u^2 ` partial ^2 over {partial t^2} right ) `-` %imu _"r" %mu _"0" %isigma partial over {partial t} right ] bold E (bold r , t)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6T21:32:57.658000000</meta:creation-date>
    <meta:generator>LibreOffice/4.1.4.2$Windows_x86 LibreOffice_project/0a0440ccc0227ad9829de5f46be37cfb6edcf72</meta:generator>
  </office:meta>
</office:document-meta>
</file>